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1" style:family="table">
      <style:table-properties style:width="17cm" table:align="margins"/>
    </style:style>
    <style:style style:name="Tabel1.A" style:family="table-column">
      <style:table-column-properties style:column-width="17cm" style:rel-column-width="65535*"/>
    </style:style>
    <style:style style:name="Tabel1.A1" style:family="table-cell">
      <style:table-cell-properties fo:padding="0.097cm" fo:border="2.25pt solid #72bf44"/>
    </style:style>
    <style:style style:name="P1" style:family="paragraph" style:parent-style-name="Standard">
      <style:text-properties officeooo:paragraph-rsid="001ed396"/>
    </style:style>
    <style:style style:name="P2" style:family="paragraph" style:parent-style-name="Standard">
      <style:text-properties fo:font-variant="normal" fo:text-transform="none" fo:color="#ce181e" style:font-name="Liberation Serif" fo:font-size="12pt" fo:letter-spacing="normal" fo:font-style="normal" fo:font-weight="normal" officeooo:rsid="00bcf63d" officeooo:paragraph-rsid="001ed396" fo:background-color="transparent" style:font-size-asian="12pt" style:font-weight-asian="bold" style:font-size-complex="12pt" style:font-weight-complex="bold"/>
    </style:style>
    <style:style style:name="P3" style:family="paragraph" style:parent-style-name="Standard">
      <style:paragraph-properties fo:orphans="2" fo:widows="2"/>
      <style:text-properties fo:font-variant="normal" fo:text-transform="none" fo:color="#ce181e" style:text-line-through-style="none" style:text-line-through-type="none" style:font-name="Liberation Serif" fo:font-size="12pt" fo:letter-spacing="normal" fo:font-style="normal" fo:font-weight="normal" officeooo:rsid="0027c593" officeooo:paragraph-rsid="002c53a2" fo:background-color="#fff200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orphans="2" fo:widows="2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fo:font-weight="bold" officeooo:rsid="005ca371" officeooo:paragraph-rsid="002c53a2" fo:background-color="#fff200" style:font-size-asian="12pt" style:font-weight-asian="bold" style:font-size-complex="12pt" style:font-weight-complex="bold"/>
    </style:style>
    <style:style style:name="P5" style:family="paragraph" style:parent-style-name="Standard">
      <style:paragraph-properties fo:orphans="2" fo:widows="2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fo:font-weight="bold" officeooo:rsid="005ca371" officeooo:paragraph-rsid="002c53a2" fo:background-color="#fff200" style:font-name-asian="DejaVu Sans Mono" style:font-size-asian="12pt" style:font-weight-asian="bold" style:font-name-complex="Liberation Mono" style:font-size-complex="12pt" style:font-weight-complex="bold"/>
    </style:style>
    <style:style style:name="P6" style:family="paragraph" style:parent-style-name="Standard">
      <style:text-properties officeooo:paragraph-rsid="001f30e1"/>
    </style:style>
    <style:style style:name="P7" style:family="paragraph" style:parent-style-name="Standard">
      <style:text-properties fo:color="#000000" officeooo:paragraph-rsid="001ed396"/>
    </style:style>
    <style:style style:name="P8" style:family="paragraph" style:parent-style-name="Standard">
      <style:text-properties fo:color="#000000" officeooo:paragraph-rsid="0024979e"/>
    </style:style>
    <style:style style:name="P9" style:family="paragraph" style:parent-style-name="Standard">
      <style:text-properties fo:color="#000000" officeooo:paragraph-rsid="001f30e1"/>
    </style:style>
    <style:style style:name="P10" style:family="paragraph" style:parent-style-name="Standard">
      <style:text-properties fo:color="#000000" officeooo:paragraph-rsid="0020a43b"/>
    </style:style>
    <style:style style:name="P11" style:family="paragraph" style:parent-style-name="Standard">
      <style:text-properties officeooo:paragraph-rsid="0020b19a"/>
    </style:style>
    <style:style style:name="P12" style:family="paragraph" style:parent-style-name="Standard">
      <style:text-properties officeooo:paragraph-rsid="0024979e"/>
    </style:style>
    <style:style style:name="P13" style:family="paragraph" style:parent-style-name="Standard">
      <style:text-properties officeooo:paragraph-rsid="00298f87"/>
    </style:style>
    <style:style style:name="P14" style:family="paragraph" style:parent-style-name="Standard">
      <style:text-properties fo:font-weight="normal" officeooo:paragraph-rsid="001ed396" style:font-weight-asian="normal" style:font-weight-complex="normal"/>
    </style:style>
    <style:style style:name="P15" style:family="paragraph" style:parent-style-name="Standard">
      <style:paragraph-properties fo:orphans="2" fo:widows="2"/>
      <style:text-properties style:text-line-through-style="none" style:text-line-through-type="none" style:font-name="Liberation Serif" fo:font-size="12pt" fo:font-weight="bold" officeooo:rsid="005ca371" officeooo:paragraph-rsid="002c53a2" fo:background-color="#fff200" style:font-size-asian="12pt" style:font-weight-asian="bold" style:font-size-complex="12pt" style:font-weight-complex="bold"/>
    </style:style>
    <style:style style:name="P16" style:family="paragraph" style:parent-style-name="Standard">
      <style:paragraph-properties fo:orphans="2" fo:widows="2"/>
      <style:text-properties style:text-line-through-style="none" style:text-line-through-type="none" fo:font-weight="bold" officeooo:paragraph-rsid="002c53a2" style:font-weight-asian="bold" style:font-weight-complex="bold"/>
    </style:style>
    <style:style style:name="P17" style:family="paragraph" style:parent-style-name="Standard">
      <style:text-properties style:text-line-through-style="none" style:text-line-through-type="none" officeooo:paragraph-rsid="002c53a2" fo:background-color="#fff200"/>
    </style:style>
    <style:style style:name="P18" style:family="paragraph" style:parent-style-name="Standard">
      <style:text-properties style:text-line-through-style="none" style:text-line-through-type="none" officeooo:paragraph-rsid="002cb0b3" fo:background-color="#fff200"/>
    </style:style>
    <style:style style:name="P19" style:family="paragraph" style:parent-style-name="Standard">
      <style:text-properties fo:color="#ce181e" style:text-line-through-style="none" style:text-line-through-type="none" officeooo:rsid="0019400a" officeooo:paragraph-rsid="002c53a2" fo:background-color="#fff200"/>
    </style:style>
    <style:style style:name="P20" style:family="paragraph" style:parent-style-name="Standard">
      <style:text-properties fo:color="#ce181e" style:text-line-through-style="none" style:text-line-through-type="none" officeooo:rsid="0019400a" officeooo:paragraph-rsid="002c53a2"/>
    </style:style>
    <style:style style:name="P21" style:family="paragraph" style:parent-style-name="Preformatted_20_Text">
      <style:paragraph-properties fo:orphans="2" fo:widows="2"/>
      <style:text-properties fo:font-variant="normal" fo:text-transform="none" fo:color="#ed1c24" style:font-name="Liberation Serif" fo:font-size="12pt" fo:letter-spacing="normal" fo:font-style="normal" fo:font-weight="normal" officeooo:rsid="006970d1" officeooo:paragraph-rsid="002c53a2" fo:background-color="transparent" style:font-size-asian="12pt" style:font-weight-asian="normal" style:font-size-complex="12pt" style:font-weight-complex="normal"/>
    </style:style>
    <style:style style:name="P22" style:family="paragraph" style:parent-style-name="Preformatted_20_Text">
      <style:paragraph-properties fo:orphans="2" fo:widows="2"/>
      <style:text-properties fo:font-variant="normal" fo:text-transform="none" fo:color="#ed1c24" style:font-name="Liberation Serif" fo:font-size="12pt" fo:letter-spacing="normal" fo:font-style="normal" fo:font-weight="normal" officeooo:rsid="006970d1" officeooo:paragraph-rsid="002c53a2" style:font-size-asian="12pt" style:font-weight-asian="normal" style:font-size-complex="12pt" style:font-weight-complex="normal"/>
    </style:style>
    <style:style style:name="T1" style:family="text">
      <style:text-properties officeooo:rsid="00c26066"/>
    </style:style>
    <style:style style:name="T2" style:family="text">
      <style:text-properties fo:font-variant="normal" fo:text-transform="none" fo:color="#ce181e" style:font-name="Liberation Serif" fo:font-size="12pt" fo:letter-spacing="normal" fo:font-style="normal" fo:font-weight="normal" officeooo:rsid="001809c3" fo:background-color="transparent" loext:char-shading-value="0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fo:color="#ce181e" style:font-name="Liberation Serif" fo:font-size="12pt" fo:letter-spacing="normal" fo:font-style="normal" fo:font-weight="normal" officeooo:rsid="0020b19a" fo:background-color="transparent" loext:char-shading-value="0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color="#ce181e" fo:letter-spacing="normal" fo:font-style="normal" fo:font-weight="normal" officeooo:rsid="0020873f" style:font-weight-asian="normal" style:font-weight-complex="normal"/>
    </style:style>
    <style:style style:name="T5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fo:letter-spacing="normal" fo:font-style="normal"/>
    </style:style>
    <style:style style:name="T8" style:family="text">
      <style:text-properties fo:font-variant="normal" fo:text-transform="none" fo:color="#000000" fo:letter-spacing="normal" fo:font-style="normal" officeooo:rsid="00b63a37"/>
    </style:style>
    <style:style style:name="T9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000000" fo:letter-spacing="normal" fo:font-style="normal" fo:font-weight="normal" officeooo:rsid="0020873f" style:font-weight-asian="normal" style:font-weight-complex="normal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bold" officeooo:rsid="0027c593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bold" officeooo:rsid="00b63a37" style:font-size-asian="12pt" style:font-weight-asian="bold" style:font-size-complex="12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9b54e" style:font-weight-asian="bold" style:font-weight-complex="bold"/>
    </style:style>
    <style:style style:name="T15" style:family="text">
      <style:text-properties fo:font-weight="bold" fo:background-color="#fff200" loext:char-shading-value="0" style:font-weight-asian="bold" style:font-weight-complex="bold"/>
    </style:style>
    <style:style style:name="T16" style:family="text">
      <style:text-properties fo:font-weight="bold" officeooo:rsid="001809c3" fo:background-color="#fff200" loext:char-shading-value="0" style:font-weight-asian="bold" style:font-weight-complex="bold"/>
    </style:style>
    <style:style style:name="T17" style:family="text">
      <style:text-properties fo:font-weight="bold" officeooo:rsid="002278d4" fo:background-color="#fff200" loext:char-shading-value="0" style:font-weight-asian="bold" style:font-weight-complex="bold"/>
    </style:style>
    <style:style style:name="T18" style:family="text">
      <style:text-properties fo:font-weight="bold" officeooo:rsid="002314c6" fo:background-color="#fff200" loext:char-shading-value="0" style:font-weight-asian="bold" style:font-weight-complex="bold"/>
    </style:style>
    <style:style style:name="T19" style:family="text">
      <style:text-properties officeooo:rsid="001809c3"/>
    </style:style>
    <style:style style:name="T20" style:family="text">
      <style:text-properties fo:color="#ce181e" fo:font-weight="bold" officeooo:rsid="001809c3" style:font-weight-asian="bold" style:font-weight-complex="bold"/>
    </style:style>
    <style:style style:name="T21" style:family="text">
      <style:text-properties fo:color="#ce181e" fo:font-weight="bold" officeooo:rsid="0019400a" style:font-weight-asian="bold" style:font-weight-complex="bold"/>
    </style:style>
    <style:style style:name="T22" style:family="text">
      <style:text-properties fo:color="#ce181e" fo:font-weight="bold" officeooo:rsid="002cb0b3" style:font-weight-asian="bold" style:font-weight-complex="bold"/>
    </style:style>
    <style:style style:name="T23" style:family="text">
      <style:text-properties fo:color="#ce181e" officeooo:rsid="0019400a"/>
    </style:style>
    <style:style style:name="T24" style:family="text">
      <style:text-properties fo:color="#ce181e" fo:font-weight="normal" officeooo:rsid="0020873f"/>
    </style:style>
    <style:style style:name="T25" style:family="text">
      <style:text-properties fo:color="#ce181e" fo:font-weight="normal" officeooo:rsid="0027c593"/>
    </style:style>
    <style:style style:name="T26" style:family="text">
      <style:text-properties fo:color="#ce181e" fo:font-weight="normal" officeooo:rsid="0027c593" style:font-weight-asian="normal" style:font-weight-complex="normal"/>
    </style:style>
    <style:style style:name="T27" style:family="text">
      <style:text-properties fo:color="#ce181e" fo:font-weight="normal" officeooo:rsid="0020873f" style:font-weight-asian="normal" style:font-weight-complex="normal"/>
    </style:style>
    <style:style style:name="T28" style:family="text">
      <style:text-properties fo:color="#ce181e" officeooo:rsid="002cb0b3"/>
    </style:style>
    <style:style style:name="T29" style:family="text">
      <style:text-properties officeooo:rsid="001ed396"/>
    </style:style>
    <style:style style:name="T30" style:family="text">
      <style:text-properties officeooo:rsid="001f30e1"/>
    </style:style>
    <style:style style:name="T31" style:family="text">
      <style:text-properties officeooo:rsid="0024979e"/>
    </style:style>
    <style:style style:name="T32" style:family="text">
      <style:text-properties officeooo:rsid="0025e32a"/>
    </style:style>
    <style:style style:name="T33" style:family="text">
      <style:text-properties officeooo:rsid="00276a0d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fo:background-color="#fff200" loext:char-shading-value="0" style:font-weight-asian="normal" style:font-weight-complex="normal"/>
    </style:style>
    <style:style style:name="T36" style:family="text">
      <style:text-properties fo:font-weight="normal" officeooo:rsid="001809c3" fo:background-color="#fff200" loext:char-shading-value="0" style:font-weight-asian="normal" style:font-weight-complex="normal"/>
    </style:style>
    <style:style style:name="T37" style:family="text">
      <style:text-properties fo:font-weight="normal" fo:background-color="transparent" loext:char-shading-value="0" style:font-weight-asian="normal" style:font-weight-complex="normal"/>
    </style:style>
    <style:style style:name="T38" style:family="text">
      <style:text-properties fo:font-weight="normal" officeooo:rsid="001809c3" fo:background-color="transparent" loext:char-shading-value="0" style:font-weight-asian="normal" style:font-weight-complex="normal"/>
    </style:style>
    <style:style style:name="T39" style:family="text">
      <style:text-properties fo:font-weight="normal" officeooo:rsid="001809c3" fo:background-color="transparent" loext:char-shading-value="0" style:font-weight-asian="normal" style:font-weight-complex="normal"/>
    </style:style>
    <style:style style:name="T40" style:family="text">
      <style:text-properties fo:font-weight="normal" fo:background-color="transparent" loext:char-shading-value="0" style:font-weight-asian="normal" style:font-weight-complex="normal"/>
    </style:style>
    <style:style style:name="T41" style:family="text">
      <style:text-properties officeooo:rsid="0019400a"/>
    </style:style>
    <style:style style:name="T42" style:family="text">
      <style:text-properties fo:color="#000000" fo:font-weight="bold" officeooo:rsid="0019400a" style:font-weight-asian="bold" style:font-weight-complex="bold"/>
    </style:style>
    <style:style style:name="T43" style:family="text">
      <style:text-properties fo:color="#000000" fo:font-weight="bold" officeooo:rsid="002cb0b3" style:font-weight-asian="bold" style:font-weight-complex="bold"/>
    </style:style>
    <style:style style:name="T44" style:family="text">
      <style:text-properties officeooo:rsid="0027c5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22"/>
      <table:table table:name="Tabel1" table:style-name="Tabel1">
        <table:table-column table:style-name="Tabel1.A"/>
        <table:table-row>
          <table:table-cell table:style-name="Tabel1.A1" office:value-type="string">
            <text:p text:style-name="P15"><text:span text:style-name="T7">mysql -u </text:span><text:span text:style-name="T8">&lt;USERNAME&gt;</text:span><text:span text:style-name="T7"> -p;</text:span><text:span text:style-name="T9">→</text:span><text:span text:style-name="T10"> </text:span><text:span text:style-name="T4">Login to MySQL</text:span></text:p>
            <text:p text:style-name="P16"/>
            <text:p text:style-name="P17"><text:span text:style-name="T14">S</text:span><text:span text:style-name="T13">how databases;</text:span> →<text:span text:style-name="T41"> </text:span><text:span text:style-name="T23">Display all databases</text:span></text:p>
            <text:p text:style-name="P17"><text:span text:style-name="T23"/></text:p>
            <text:p text:style-name="P18"><text:span text:style-name="T42">CREATE DATABASE </text:span><text:span text:style-name="T43">football</text:span><text:span text:style-name="T42">;</text:span><text:span text:style-name="T23"> → Create database </text:span><text:span text:style-name="T28">football</text:span><text:span text:style-name="T23"> </text:span></text:p>
            <text:p text:style-name="P19"/>
            <text:p text:style-name="P17"><text:span text:style-name="T42">USE </text:span><text:span text:style-name="T11">&lt;</text:span><text:span text:style-name="T12">DATABASE</text:span><text:span text:style-name="T11">_NAME&gt;</text:span><text:span text:style-name="T42">;</text:span><text:span text:style-name="T21"> </text:span><text:span text:style-name="T23">→ Make </text:span><text:span text:style-name="T11">&lt;</text:span><text:span text:style-name="T12">DATABASE</text:span><text:span text:style-name="T11">_NAME&gt;</text:span><text:span text:style-name="T23"> the active database</text:span></text:p>
            <text:p text:style-name="P20"/>
            <text:p text:style-name="P4"><text:span text:style-name="T44">Show tables;</text:span><text:span text:style-name="T24"> →</text:span><text:span text:style-name="T25"> </text:span><text:span text:style-name="T26">Show all the tables</text:span></text:p>
            <text:p text:style-name="P3"/>
            <text:p text:style-name="P5"><text:span text:style-name="T44">SELECT * FROM &lt;TABLE_NAME&gt;; </text:span><text:span text:style-name="T26">→</text:span><text:span text:style-name="T27"> </text:span><text:span text:style-name="T26">Shows all the </text:span><text:span text:style-name="T44">&lt;TABLE_NAME&gt;</text:span><text:span text:style-name="T26"> data</text:span></text:p>
          </table:table-cell>
        </table:table-row>
      </table:table>
      <text:p text:style-name="P21"/>
      <text:p text:style-name="P14"/>
      <text:p text:style-name="P14">CREATE TABLE footballClub( <text:s/></text:p>
      <text:p text:style-name="P1"><text:span text:style-name="T39">club</text:span><text:span text:style-name="T40">_id </text:span>INT UNSIGNED NOT NULL AUTO_INCREMENT PRIMARY KEY,</text:p>
      <text:p text:style-name="P1">clubName VARCHAR(<text:span text:style-name="T19">5</text:span>0) NOT NULL, </text:p>
      <text:p text:style-name="P1">location VARCHAR(<text:span text:style-name="T19">5</text:span>0) NOT NULL, </text:p>
      <text:p text:style-name="P1">stadiumCapacity VARCHAR(50) NOT NULL, </text:p>
      <text:p text:style-name="P1">league VARCHAR(<text:span text:style-name="T19">5</text:span>0) NULL, </text:p>
      <text:p text:style-name="P1">squadSize INT UNSIGNED NOT NULL<text:span text:style-name="T3">);</text:span></text:p>
      <text:p text:style-name="P1"/>
      <text:p text:style-name="P1"/>
      <text:p text:style-name="P7">CREATE TABLE fieldPlayer( <text:s/></text:p>
      <text:p text:style-name="P7"><text:span text:style-name="T1">player</text:span>_id INT UNSIGNED NOT NULL AUTO_INCREMENT PRIMARY KEY, </text:p>
      <text:p text:style-name="P7">firstName VARCHAR(50) NOT NULL, </text:p>
      <text:p text:style-name="P7"><text:span text:style-name="T29">la</text:span>stName VARCHAR(50) NOT NULL, </text:p>
      <text:p text:style-name="P7">clubName VARCHAR(50) NOT NULL, </text:p>
      <text:p text:style-name="P9">number INT UNSIGNED NOT NULL,</text:p>
      <text:p text:style-name="P9">position VARCHAR(50) NOT NULL,</text:p>
      <text:p text:style-name="P9">preferredFoot VARCHAR(50) NOT NULL,</text:p>
      <text:p text:style-name="P7">isReserved <text:span text:style-name="T5">BOOL NOT NULL,</text:span></text:p>
      <text:p text:style-name="P10">pace INT UNSIGNED NOT NULL,</text:p>
      <text:p text:style-name="P10">shooting INT UNSIGNED NOT NULL,</text:p>
      <text:p text:style-name="P10">passing INT UNSIGNED NOT NULL,</text:p>
      <text:p text:style-name="P10">dribble INT UNSIGNED NOT NULL,</text:p>
      <text:p text:style-name="P10">defending <text:s/>INT UNSIGNED NOT NULL,</text:p>
      <text:p text:style-name="P9">physical INT UNSIGNED NOT NULL<text:span text:style-name="T30">);</text:span></text:p>
      <text:p text:style-name="P6"/>
      <text:p text:style-name="P12">CREATE TABLE <text:span text:style-name="T31">goalkeeper</text:span>( <text:s/></text:p>
      <text:p text:style-name="P12">goalkeeper_id INT UNSIGNED NOT NULL AUTO_INCREMENT PRIMARY KEY, </text:p>
      <text:p text:style-name="P12">firstName VARCHAR(50) NOT NULL, </text:p>
      <text:p text:style-name="P12"><text:span text:style-name="T29">la</text:span>stName VARCHAR(50) NOT NULL, </text:p>
      <text:p text:style-name="P12">number INT UNSIGNED NOT NULL,</text:p>
      <text:p text:style-name="P12">preferredFoot VARCHAR(50) NOT NULL, </text:p>
      <text:p text:style-name="P8">isReserved <text:span text:style-name="T5">BOOL NOT NULL,</text:span></text:p>
      <text:p text:style-name="P12"><text:span text:style-name="T32">diving </text:span>INT UNSIGNED NOT NULL,</text:p>
      <text:p text:style-name="P12"><text:span text:style-name="T32">handl</text:span>ing INT UNSIGNED NOT NULL,</text:p>
      <text:p text:style-name="P12"><text:span text:style-name="T33">kick</text:span>ing INT UNSIGNED NOT NULL,</text:p>
      <text:p text:style-name="P12"><text:span text:style-name="T33">reflexes</text:span> INT UNSIGNED NOT NULL,</text:p>
      <text:p text:style-name="P12"><text:span text:style-name="T33">speed</text:span> INT UNSIGNED NOT NULL,</text:p>
      <text:p text:style-name="P12"><text:soft-page-break/>positionScore INT UNSIGNED NOT NULL<text:span text:style-name="T30">);</text:span></text:p>
      <text:p text:style-name="P12"/>
      <text:p text:style-name="P13">CREATE TABLE coachingStaff( <text:s/></text:p>
      <text:p text:style-name="P13">coachingStaff_id INT UNSIGNED NOT NULL AUTO_INCREMENT PRIMARY KEY, </text:p>
      <text:p text:style-name="P13">firstName VARCHAR(50) NOT NULL, </text:p>
      <text:p text:style-name="P13"><text:span text:style-name="T29">la</text:span>stName VARCHAR(50) NOT NULL, </text:p>
      <text:p text:style-name="P13">roll VARCHAR(50) NOT NULL<text:span text:style-name="T30">);</text:span></text:p>
      <text:p text:style-name="P12"><text:s/></text:p>
      <text:p text:style-name="P1"/>
      <text:p text:style-name="P1"/>
      <text:p text:style-name="P11"><text:span text:style-name="T20">FOREIGN KEY</text:span><text:span text:style-name="T19">(</text:span><text:span text:style-name="T16">club_id →</text:span><text:span text:style-name="T17"> dit is de I</text:span><text:span text:style-name="T18">D</text:span><text:span text:style-name="T17"> van de tabel die je aan het aanmaken bent</text:span><text:span text:style-name="T16">) references table name(kolomnamen)</text:span><text:span text:style-name="T2">);</text:span></text:p>
      <text:p text:style-name="P1"/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02:15:47.685114905</meta:creation-date>
    <dc:date>2019-02-25T02:42:54.295751187</dc:date>
    <meta:editing-duration>PT26M59S</meta:editing-duration>
    <meta:editing-cycles>16</meta:editing-cycles>
    <meta:generator>LibreOffice/6.0.7.3$Linux_X86_64 LibreOffice_project/00m0$Build-3</meta:generator>
    <meta:document-statistic meta:table-count="1" meta:image-count="0" meta:object-count="0" meta:page-count="2" meta:paragraph-count="48" meta:word-count="250" meta:character-count="1744" meta:non-whitespace-character-count="1515"/>
  </office:meta>
</office:document-meta>
</file>